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mic</text:p>
          </table:table-cell>
          <table:table-cell office:value-type="float" office:value="0">
            <text:p>0.00</text:p>
          </table:table-cell>
          <table:table-cell table:style-name="ce1" office:value-type="float" office:value="4">
            <text:p>4.00</text:p>
          </table:table-cell>
        </table:table-row>
        <table:table-row table:style-name="ro1">
          <table:table-cell office:value-type="string">
            <text:p>rect</text:p>
          </table:table-cell>
          <table:table-cell office:value-type="float" office:value="12.25">
            <text:p>12.25</text:p>
          </table:table-cell>
          <table:table-cell table:style-name="ce1" office:value-type="float" office:value="8.5">
            <text:p>8.50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2.75">
            <text:p>2.75</text:p>
          </table:table-cell>
          <table:table-cell table:style-name="ce1" office:value-type="float" office:value="4.75">
            <text:p>4.75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3.5">
            <text:p>3.50</text:p>
          </table:table-cell>
          <table:table-cell table:style-name="ce1" office:value-type="float" office:value="4.75">
            <text:p>4.7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.25">
            <text:p>4.25</text:p>
          </table:table-cell>
          <table:table-cell table:style-name="ce1" office:value-type="float" office:value="4.75">
            <text:p>4.75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5">
            <text:p>5.00</text:p>
          </table:table-cell>
          <table:table-cell table:style-name="ce1" office:value-type="float" office:value="4.75">
            <text:p>4.7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5.75">
            <text:p>5.75</text:p>
          </table:table-cell>
          <table:table-cell table:style-name="ce1" office:value-type="float" office:value="4.75">
            <text:p>4.75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6.5">
            <text:p>6.50</text:p>
          </table:table-cell>
          <table:table-cell table:style-name="ce1" office:value-type="float" office:value="4.75">
            <text:p>4.7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7.25">
            <text:p>7.25</text:p>
          </table:table-cell>
          <table:table-cell table:style-name="ce1" office:value-type="float" office:value="4.75">
            <text:p>4.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.4">
            <text:p>2.40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3.15">
            <text:p>3.15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.9">
            <text:p>3.90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4.65">
            <text:p>4.65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5.4">
            <text:p>5.40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6.15">
            <text:p>6.15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6.9">
            <text:p>6.90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7.65">
            <text:p>7.65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8.4">
            <text:p>8.40</text:p>
          </table:table-cell>
          <table:table-cell table:style-name="ce1" office:value-type="float" office:value="5.5">
            <text:p>5.50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2.25">
            <text:p>2.25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3">
            <text:p>3.00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3.75">
            <text:p>3.75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.5">
            <text:p>4.50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5.25">
            <text:p>5.25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6">
            <text:p>6.00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6.75">
            <text:p>6.75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7.5">
            <text:p>7.50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8.25">
            <text:p>8.25</text:p>
          </table:table-cell>
          <table:table-cell table:style-name="ce1" office:value-type="float" office:value="6.25">
            <text:p>6.25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9">
            <text:p>9.00</text:p>
          </table:table-cell>
          <table:table-cell table:style-name="ce1" office:value-type="float" office:value="6.25">
            <text:p>6.25</text:p>
          </table:table-cell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10/21/2019</text:date>, <text:time>14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keswar Naik</meta:initial-creator>
    <meta:creation-date>2019-10-21T12:22:38</meta:creation-date>
    <dc:date>2019-10-21T14:16:25</dc:date>
    <dc:creator>Tikeswar Naik</dc:creator>
    <meta:editing-duration>PT23M55S</meta:editing-duration>
    <meta:editing-cycles>10</meta:editing-cycles>
    <meta:generator>OpenOffice/4.1.3$Unix OpenOffice.org_project/413m1$Build-9783</meta:generator>
    <meta:document-statistic meta:table-count="3" meta:cell-count="84" meta:object-count="0"/>
  </office:meta>
</office:document-meta>
</file>